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bdc" officeooo:paragraph-rsid="001bebdc"/>
    </style:style>
    <style:style style:name="P2" style:family="paragraph" style:parent-style-name="Standard" style:list-style-name="L1">
      <style:text-properties officeooo:paragraph-rsid="001bebdc"/>
    </style:style>
    <style:style style:name="P3" style:family="paragraph" style:parent-style-name="Standard" style:list-style-name="L1">
      <style:text-properties officeooo:rsid="001defe9" officeooo:paragraph-rsid="001defe9"/>
    </style:style>
    <style:style style:name="P4" style:family="paragraph" style:parent-style-name="Standard">
      <style:text-properties officeooo:rsid="00211ec1" officeooo:paragraph-rsid="00211ec1"/>
    </style:style>
    <style:style style:name="P5" style:family="paragraph" style:parent-style-name="Standard">
      <style:text-properties officeooo:rsid="00229be9" officeooo:paragraph-rsid="00229be9"/>
    </style:style>
    <style:style style:name="P6" style:family="paragraph" style:parent-style-name="Standard">
      <style:text-properties officeooo:rsid="0023bda7" officeooo:paragraph-rsid="0023bda7"/>
    </style:style>
    <style:style style:name="P7" style:family="paragraph" style:parent-style-name="Standard" style:list-style-name="L2">
      <style:text-properties officeooo:rsid="0023bda7" officeooo:paragraph-rsid="0023bda7"/>
    </style:style>
    <style:style style:name="P8" style:family="paragraph" style:parent-style-name="Standard" style:list-style-name="L2">
      <style:text-properties officeooo:rsid="0024302d" officeooo:paragraph-rsid="0024302d"/>
    </style:style>
    <style:style style:name="T1" style:family="text">
      <style:text-properties officeooo:rsid="001bf557"/>
    </style:style>
    <style:style style:name="T2" style:family="text">
      <style:text-properties officeooo:rsid="001eb84f"/>
    </style:style>
    <style:style style:name="T3" style:family="text">
      <style:text-properties officeooo:rsid="002040b9"/>
    </style:style>
    <style:style style:name="T4" style:family="text">
      <style:text-properties officeooo:rsid="00229be9"/>
    </style:style>
    <style:style style:name="T5" style:family="text">
      <style:text-properties officeooo:rsid="0023bda7"/>
    </style:style>
    <style:style style:name="T6" style:family="text">
      <style:text-properties officeooo:rsid="002430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= pairs.txt, src file path, susp file path, out file path</text:p>
      <text:p text:style-name="P1">OUT = out_path/xml_file_report_one_by_pairs.txt_line</text:p>
      <text:p text:style-name="P1"/>
      <text:p text:style-name="P1"><text:span text:style-name="T3">PRE</text:span>PROCESS <text:span text:style-name="T2">(based on sklearn.preprocess module)</text:span></text:p>
      <text:list xml:id="list5102690114929920316" text:style-name="L1">
        <text:list-item>
          <text:p text:style-name="P2"><text:span text:style-name="T1">stopword (text, lang) → text withouth stopwords</text:span></text:p>
        </text:list-item>
        <text:list-item>
          <text:p text:style-name="P3">contractions (text, lang) → contractions extended</text:p>
        </text:list-item>
        <text:list-item>
          <text:p text:style-name="P3">lemmatization</text:p>
        </text:list-item>
        <text:list-item>
          <text:p text:style-name="P3">stemming</text:p>
        </text:list-item>
      </text:list>
      <text:p text:style-name="P1"/>
      <text:p text:style-name="P4">preprocess.flow(textlist, lang, spellcheck, contracts, normalization, stopwords, lem, stem, *args)</text:p>
      <text:p text:style-name="P4"/>
      <text:p text:style-name="P4">getOrigTextPos(substr, origFullText) → <text:span text:style-name="T4">(offset, length) of most sim(substr, substrB on origFullText)</text:span></text:p>
      <text:p text:style-name="P4"/>
      <text:p text:style-name="P5">dataModel (TF, IDF, SVM, <text:span text:style-name="T5">ngram dict set, ngram list, </text:span>…)</text:p>
      <text:p text:style-name="P6"/>
      <text:p text:style-name="P6">COMPARE</text:p>
      <text:list xml:id="list6255061748090922301" text:style-name="L2">
        <text:list-item>
          <text:p text:style-name="P7">seeding → segmentación</text:p>
        </text:list-item>
        <text:list-item>
          <text:p text:style-name="P7">clustering <text:span text:style-name="T6">or extension</text:span></text:p>
        </text:list-item>
        <text:list-item>
          <text:p text:style-name="P8">filtering bad clusters</text:p>
        </text:list-item>
      </text:list>
      <text:p text:style-name="P6"/>
      <text:p text:style-name="P6">POSTPROCESS <text:span text:style-name="T6">(aún no se si después de eliminar los bad clusters esta etapa hace falta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6-09-01T13:23:47.437589079</meta:creation-date>
    <meta:generator>LibreOffice/5.1.4.2$Linux_X86_64 LibreOffice_project/10m0$Build-2</meta:generator>
    <dc:date>2016-09-01T18:58:22.105235134</dc:date>
    <dc:creator>Abel Meneses Abad</dc:creator>
    <meta:editing-duration>PT3H40M7S</meta:editing-duration>
    <meta:editing-cycles>5</meta:editing-cycles>
    <meta:document-statistic meta:table-count="0" meta:image-count="0" meta:object-count="0" meta:page-count="1" meta:paragraph-count="15" meta:word-count="97" meta:character-count="695" meta:non-whitespace-character-count="620"/>
  </office:meta>
</office:document-meta>
</file>